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982c3"/>
    </style:style>
    <style:style style:name="P2" style:family="paragraph" style:parent-style-name="Standard">
      <style:text-properties style:text-underline-style="solid" style:text-underline-width="auto" style:text-underline-color="font-color" officeooo:rsid="000982c3" officeooo:paragraph-rsid="000982c3"/>
    </style:style>
    <style:style style:name="P3" style:family="paragraph" style:parent-style-name="Standard">
      <style:text-properties style:text-underline-style="none" officeooo:rsid="000982c3" officeooo:paragraph-rsid="000982c3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interactions biotiques au sein de l’écosystème</text:p>
      <text:p text:style-name="P1"/>
      <text:p text:style-name="P2"><text:span text:style-name="T1">1</text:span>. Les interactions indirectes via la modification du milieu physico-chimique</text:p>
      <text:p text:style-name="P2"/>
      <text:p text:style-name="P3">NRJ entre et chemine dans les écosystèmes :</text:p>
      <text:p text:style-name="P3">- transport de l’énergie auxiliaire par l’eau</text:p>
      <text:p text:style-name="P3">-transit de l’énergie liée à la biomasse le long des réseaux trophiques</text:p>
      <text:p text:style-name="P3"/>
      <text:p text:style-name="P3">Biomasse regroupe nombreuses esp interagissant directement ou indirectement en passant par une modif physico-chim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2:19:11.704000000</meta:creation-date>
    <meta:generator>LibreOffice/6.0.7.3$Windows_X86_64 LibreOffice_project/dc89aa7a9eabfd848af146d5086077aeed2ae4a5</meta:generator>
    <dc:date>2019-03-06T12:25:13.729000000</dc:date>
    <meta:editing-duration>PT6M7S</meta:editing-duration>
    <meta:editing-cycles>1</meta:editing-cycles>
    <meta:document-statistic meta:table-count="0" meta:image-count="0" meta:object-count="0" meta:page-count="1" meta:paragraph-count="6" meta:word-count="58" meta:character-count="403" meta:non-whitespace-character-count="351"/>
  </office:meta>
</office:document-meta>
</file>